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000000001000000010000000000000000.svm" manifest:media-type=""/>
  <manifest:file-entry manifest:full-path="Pictures/1000000000000556000003005D97FEF81A746E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706cm, 11.956cm, 4.966cm, 7.743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7.1cm" svg:height="10.033cm" svg:x="2.4cm" svg:y="7.633cm">
          <draw:image xlink:href="Pictures/1000000000000556000003005D97FEF81A746E85.png" xlink:type="simple" xlink:show="embed" xlink:actuate="onLoad">
            <text:p/>
          </draw:image>
        </draw:frame>
        <draw:frame draw:style-name="gr2" draw:text-style-name="P2" draw:layer="layout" svg:width="9.4cm" svg:height="5.541cm" draw:transform="rotate (-3.14159265358979) translate (12.8cm 24.341cm)">
          <draw:image xlink:href="Pictures/2000000000000001000000010000000000000000.svm" xlink:type="simple" xlink:show="embed" xlink:actuate="onLoad">
            <text:p/>
          </draw:image>
        </draw:frame>
        <draw:frame draw:style-name="gr2" draw:text-style-name="P2" draw:layer="layout" svg:width="0.1cm" svg:height="0.059cm" svg:x="12.8cm" svg:y="24.341cm">
          <draw:image xlink:href="Pictures/2000000000000001000000010000000000000000.svm" xlink:type="simple" xlink:show="embed" xlink:actuate="onLoad">
            <text:p/>
          </draw:image>
        </draw:frame>
        <draw:frame draw:style-name="gr2" draw:text-style-name="P2" draw:layer="layout" svg:width="0.1cm" svg:height="0.059cm" svg:x="12.8cm" svg:y="24.341cm">
          <draw:image xlink:href="Pictures/200000000000000100000001000000000000000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9T12:51:10.316558895</meta:creation-date>
    <dc:date>2016-09-29T12:54:53.739901381</dc:date>
    <meta:editing-duration>PT3M46S</meta:editing-duration>
    <meta:editing-cycles>1</meta:editing-cycles>
    <meta:document-statistic meta:object-count="4"/>
    <meta:generator>LibreOffice/5.1.4.2$Linux_X86_64 LibreOffice_project/10m0$Build-2</meta:generator>
  </office:meta>
</office:document-meta>
</file>